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0024" calcext:value-type="float">
            <text:p>75.6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4056" calcext:value-type="float">
            <text:p>75.1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1616" calcext:value-type="float">
            <text:p>74.6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0032" calcext:value-type="float">
            <text:p>74.1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1392" calcext:value-type="float">
            <text:p>73.6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4304" calcext:value-type="float">
            <text:p>71.7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4184" calcext:value-type="float">
            <text:p>70.8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5384" calcext:value-type="float">
            <text:p>68.9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1336" calcext:value-type="float">
            <text:p>68.6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0168" calcext:value-type="float">
            <text:p>68.4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7912" calcext:value-type="float">
            <text:p>68.6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4528" calcext:value-type="float">
            <text:p>68.9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1256" calcext:value-type="float">
            <text:p>67.9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8496" calcext:value-type="float">
            <text:p>64.9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4656" calcext:value-type="float">
            <text:p>64.6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7952" calcext:value-type="float">
            <text:p>65.1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604" calcext:value-type="float">
            <text:p>63.5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1408" calcext:value-type="float">
            <text:p>63.0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1096" calcext:value-type="float">
            <text:p>62.8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6384" calcext:value-type="float">
            <text:p>61.7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4632" calcext:value-type="float">
            <text:p>61.4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0336" calcext:value-type="float">
            <text:p>60.6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4792" calcext:value-type="float">
            <text:p>51.2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7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